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262626" style:text-outline="false" fo:letter-spacing="normal" style:letter-kerning="false" style:font-name-asian="Courier" style:font-size-asian="10pt" style:font-name-complex="Courier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2"/>
        <table:table-column table:style-name="co4" table:default-cell-style-name="ce9"/>
        <table:table-column table:style-name="co3" table:default-cell-style-name="ce16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21"/>
        <table:table-column table:style-name="co6" table:default-cell-style-name="ce25"/>
        <table:table-column table:style-name="co4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Post Template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image categori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Template</text:p>
          </table:table-cell>
          <table:table-cell table:style-name="ce7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92]" office:value-type="float" office:value="499.4153">
            <text:p>499</text:p>
          </table:table-cell>
          <table:table-cell table:style-name="ce2" table:formula="of:=[.L92]" office:value-type="float" office:value="999.3585">
            <text:p>999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2" office:value-type="string">
            <text:p>Metric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13" table:number-columns-repeated="4"/>
          <table:table-cell table:style-name="ce22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YelpRest_nImgs_outdoor</text:p>
          </table:table-cell>
          <table:table-cell office:value-type="string">
            <text:p>All.X##rcv#glmnet</text:p>
          </table:table-cell>
          <table:table-cell/>
          <table:table-cell table:style-name="ce12" office:value-type="string">
            <text:p>Final.All.X##rcv#glmnet</text:p>
          </table:table-cell>
          <table:table-cell table:number-columns-repeated="2"/>
          <table:table-cell office:value-type="string">
            <text:p>(32,60]</text:p>
          </table:table-cell>
          <table:table-cell office:value-type="float" office:value="121.1463">
            <text:p>121.15</text:p>
          </table:table-cell>
          <table:table-cell office:value-type="float" office:value="259.5504">
            <text:p>259.55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7">
            <text:p>497</text:p>
          </table:table-cell>
          <table:table-cell table:style-name="ce19" table:formula="of:=[.O23]/[.O59]" office:value-type="percentage" office:value="0.997991967871486">
            <text:p>99.8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56]/[.B$19]" office:value-type="percentage" office:value="0.992061316503519">
            <text:p>99.21%</text:p>
          </table:table-cell>
          <table:table-cell table:style-name="ce4" table:formula="of:=[.L56]/[.C$19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 office:value-type="string">
            <text:p>nImgs.nexp</text:p>
          </table:table-cell>
          <table:table-cell table:style-name="ce14" office:value-type="float" office:value="100">
            <text:p>100.00</text:p>
          </table:table-cell>
          <table:table-cell table:style-name="ce12" office:value-type="string">
            <text:p>nImgs.nexp</text:p>
          </table:table-cell>
          <table:table-cell table:style-name="ce14" office:value-type="float" office:value="100">
            <text:p>100.00</text:p>
          </table:table-cell>
          <table:table-cell/>
          <table:table-cell office:value-type="string">
            <text:p>(60,120]</text:p>
          </table:table-cell>
          <table:table-cell office:value-type="float" office:value="129.4236">
            <text:p>129.42</text:p>
          </table:table-cell>
          <table:table-cell office:value-type="float" office:value="257.9851">
            <text:p>257.99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9" table:formula="of:=[.O24]/[.O60]" office:value-type="percentage" office:value="0">
            <text:p>#DIV/0!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56]" office:value-type="percentage" office:value="1">
            <text:p>100.00%</text:p>
          </table:table-cell>
          <table:table-cell table:style-name="ce4" table:formula="of:=[.C56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4"/>
          <table:table-cell table:style-name="ce12"/>
          <table:table-cell table:style-name="ce14"/>
          <table:table-cell/>
          <table:table-cell office:value-type="string">
            <text:p>(120,3e+03]</text:p>
          </table:table-cell>
          <table:table-cell office:value-type="float" office:value="128.1028">
            <text:p>128.10</text:p>
          </table:table-cell>
          <table:table-cell office:value-type="float" office:value="240.614">
            <text:p>240.61</text:p>
          </table:table-cell>
          <table:table-cell/>
          <table:table-cell office:value-type="string">
            <text:p>OOBobs errors</text:p>
          </table:table-cell>
          <table:table-cell table:style-name="ce26" table:formula="of:=SUM([.O23:.O24])" office:value-type="float" office:value="497">
            <text:p>497</text:p>
          </table:table-cell>
          <table:table-cell table:style-name="ce19" table:formula="of:=[.O25]/[.O61]" office:value-type="percentage" office:value="0.997991967871486">
            <text:p>99.8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/>
          <table:table-cell office:value-type="string">
            <text:p>(0,32]</text:p>
          </table:table-cell>
          <table:table-cell office:value-type="float" office:value="116.7779">
            <text:p>116.78</text:p>
          </table:table-cell>
          <table:table-cell office:value-type="float" office:value="232.3079">
            <text:p>232.31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5">
            <text:p>5</text:p>
          </table:table-cell>
          <table:table-cell table:style-name="ce19" table:formula="of:=[.O26]/[.O62]" office:value-type="percentage" office:value="0">
            <text:p>#DIV/0!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9995">
            <text:p>9,995</text:p>
          </table:table-cell>
          <table:table-cell table:style-name="ce19" table:formula="of:=[.O27]/[.O63]" office:value-type="percentage" office:value="0.9995">
            <text:p>99.95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9" table:formula="of:=[.O28]/[.O64]" office:value-type="percentage" office:value="0">
            <text:p>#DIV/0!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9" table:formula="of:=[.O29]/[.O65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0]/[.O66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1]/[.O67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9995">
            <text:p>9,995</text:p>
          </table:table-cell>
          <table:table-cell table:style-name="ce19" table:formula="of:=[.O32]/[.O68]" office:value-type="percentage" office:value="0.9995">
            <text:p>99.95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3]/[.O69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4]/[.O70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5]/[.O71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ambience_is_classy</text:span><text:span text:style-name="T3">[-</text:span><text:span text:style-name="T3">1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6]/[.O72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9" table:formula="of:=[.O37]/[.O73]" office:value-type="percentage" office:value="1">
            <text:p>100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/>
          <table:table-cell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377434">
            <text:p>0.5377</text:p>
          </table:table-cell>
          <table:table-cell table:style-name="ce19" table:formula="of:=[.O39]/[.O75]" office:value-type="percentage" office:value="1.04118375187401">
            <text:p>104.12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410788">
            <text:p>0.5411</text:p>
          </table:table-cell>
          <table:table-cell table:style-name="ce19" table:formula="of:=[.O40]/[.O76]" office:value-type="percentage" office:value="1.06416679614438">
            <text:p>106.42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3">
            <text:p>0.3000</text:p>
          </table:table-cell>
          <table:table-cell table:style-name="ce19" table:formula="of:=[.O41]/[.O77]" office:value-type="percentage" office:value="0.75">
            <text:p>75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9" table:formula="of:=[.O42]/[.O78]" office:value-type="percentage" office:value="0.75">
            <text:p>75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3">
            <text:p>0.3000</text:p>
          </table:table-cell>
          <table:table-cell table:style-name="ce19" table:formula="of:=[.O43]/[.O79]" office:value-type="percentage" office:value="0.75">
            <text:p>75.0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2004">
            <text:p>0.5020</text:p>
          </table:table-cell>
          <table:table-cell table:style-name="ce19" table:formula="of:=[.O44]/[.O80]" office:value-type="percentage" office:value="1.00100199102096">
            <text:p>100.10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7" office:value-type="float" office:value="0.5302601">
            <text:p>0.5303</text:p>
          </table:table-cell>
          <table:table-cell table:style-name="ce19" table:formula="of:=[.O45]/[.O81]" office:value-type="percentage" office:value="1.05875588918626">
            <text:p>105.88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81706">
            <text:p>0.5282</text:p>
          </table:table-cell>
          <table:table-cell table:style-name="ce19" table:formula="of:=[.O46]/[.O82]" office:value-type="percentage" office:value="1.05989524072119">
            <text:p>105.99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1"/>
          <table:table-cell table:style-name="ce19" table:formula="of:=[.O48]/[.O84]" office:value-type="percentage" office:value="0">
            <text:p>#DIV/0!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1"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4" office:value-type="string">
            <text:p><text:span text:style-name="T4">fit.models_0</text:span><text:span text:style-name="T3">(Console)</text:span></text:p>
          </table:table-cell>
          <table:table-cell table:style-name="ce6" office:value-type="float" office:value="35.255">
            <text:p>35.26</text:p>
          </table:table-cell>
          <table:table-cell table:style-name="ce19" table:formula="of:=[.O50]/[.O86]" office:value-type="percentage" office:value="0.988420993607716">
            <text:p>98.84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fit.models_0_Max.cor.Y.rcv.*X*</text:p>
          </table:table-cell>
          <table:table-cell table:style-name="ce6" office:value-type="float" office:value="11.74">
            <text:p>11.74</text:p>
          </table:table-cell>
          <table:table-cell table:style-name="ce19" table:formula="of:=[.O51]/[.O87]" office:value-type="percentage" office:value="0.699850968703428">
            <text:p>69.99%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8"/>
          <table:table-cell table:style-name="ce21"/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9" table:formula="of:=[.O53]/[.O89]" office:value-type="percentage" office:value="1">
            <text:p>100.00%</text:p>
          </table:table-cell>
          <table:table-cell/>
          <table:table-cell table:style-name="ce29" office:value-type="float" office:value="0.58094">
            <text:p>0.5809</text:p>
          </table:table-cell>
          <table:table-cell table:style-name="ce21" office:value-type="string">
            <text:p>Random for outdoor</text:p>
          </table:table-cell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9" table:formula="of:=[.O54]/[.O90]" office:value-type="percentage" office:value="1">
            <text:p>100.00%</text:p>
          </table:table-cell>
          <table:table-cell/>
          <table:table-cell table:style-name="ce28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8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3:.K55])" office:value-type="float" office:value="495.4506">
            <text:p>495.45</text:p>
          </table:table-cell>
          <table:table-cell table:style-name="ce18" table:formula="of:=SUM([.L23:.L55])" office:value-type="float" office:value="990.4574">
            <text:p>990.4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4"/>
          <table:table-cell table:style-name="ce20" table:number-columns-repeated="2"/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YelpRest_rndm</text:p>
          </table:table-cell>
          <table:table-cell office:value-type="string">
            <text:p>All.X##rcv#glmnet</text:p>
          </table:table-cell>
          <table:table-cell/>
          <table:table-cell table:style-name="ce12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499.4153">
            <text:p>499.42</text:p>
          </table:table-cell>
          <table:table-cell office:value-type="float" office:value="999.3585">
            <text:p>999.36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8">
            <text:p>498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92]/[.B19]" office:value-type="percentage" office:value="1">
            <text:p>100.00%</text:p>
          </table:table-cell>
          <table:table-cell table:style-name="ce4" table:formula="of:=[.L92]/[.C19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2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OBobs errors</text:p>
          </table:table-cell>
          <table:table-cell table:style-name="ce26" table:formula="of:=SUM([.O59:.O60])" office:value-type="float" office:value="498">
            <text:p>498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ambience_is_classy</text:span><text:span text:style-name="T3">[-</text:span><text:span text:style-name="T3">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3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/>
          <table:table-cell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64731">
            <text:p>0.5165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8453">
            <text:p>0.5085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15015">
            <text:p>0.5015</text:p>
          </table:table-cell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7" office:value-type="float" office:value="0.5008332">
            <text:p>0.5008</text:p>
          </table:table-cell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4983234">
            <text:p>0.4983</text:p>
          </table:table-cell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1"/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1"/>
          <table:table-cell table:style-name="ce19"/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4" office:value-type="string">
            <text:p><text:span text:style-name="T4">fit.models_0</text:span><text:span text:style-name="T3">(Console)</text:span></text:p>
          </table:table-cell>
          <table:table-cell table:style-name="ce6" office:value-type="float" office:value="35.668">
            <text:p>35.67</text:p>
          </table:table-cell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fit.models_0_Max.cor.Y.rcv.*X*</text:p>
          </table:table-cell>
          <table:table-cell table:style-name="ce6" office:value-type="float" office:value="16.775">
            <text:p>16.78</text:p>
          </table:table-cell>
          <table:table-cell table:style-name="ce19" office:value-type="string">
            <text:p>N/A</text:p>
          </table:table-cell>
          <table:table-cell/>
          <table:table-cell table:style-name="ce28"/>
          <table:table-cell table:style-name="ce21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8"/>
          <table:table-cell table:style-name="ce21"/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9" office:value-type="string">
            <text:p>N/A</text:p>
          </table:table-cell>
          <table:table-cell/>
          <table:table-cell table:style-name="ce29" office:value-type="float" office:value="0.58094">
            <text:p>0.5809</text:p>
          </table:table-cell>
          <table:table-cell table:style-name="ce21" office:value-type="string">
            <text:p>Random for outdoor</text:p>
          </table:table-cell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9" office:value-type="string">
            <text:p>N/A</text:p>
          </table:table-cell>
          <table:table-cell/>
          <table:table-cell table:style-name="ce28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8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9:.K91])" office:value-type="float" office:value="499.4153">
            <text:p>499.42</text:p>
          </table:table-cell>
          <table:table-cell table:style-name="ce18" table:formula="of:=SUM([.L59:.L91])" office:value-type="float" office:value="999.3585">
            <text:p>999.3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8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2,60]</text:p>
          </table:table-cell>
          <table:table-cell office:value-type="float" office:value="259.5504">
            <text:p>259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60,120]</text:p>
          </table:table-cell>
          <table:table-cell office:value-type="float" office:value="257.9851">
            <text:p>257.9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20,3e+03]</text:p>
          </table:table-cell>
          <table:table-cell office:value-type="float" office:value="240.614">
            <text:p>240.6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32]</text:p>
          </table:table-cell>
          <table:table-cell office:value-type="float" office:value="232.3079">
            <text:p>232.31</text:p>
          </table:table-cell>
          <table:table-cell table:number-columns-repeated="18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1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07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4_Classic_Edition$Unix OpenOffice.org_project/Patch 0</meta:generator>
    <dc:date>2016-02-05T07:56:32</dc:date>
    <dc:creator>Balaji Iyengar</dc:creator>
    <meta:editing-duration>PT1969H52M01S</meta:editing-duration>
    <meta:editing-cycles>512</meta:editing-cycles>
    <meta:document-statistic meta:table-count="3" meta:cell-count="477" meta:object-count="0"/>
    <meta:user-defined meta:name=""/>
  </office:meta>
</office:document-meta>
</file>